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12,000 words]</text:p>
      <text:h text:style-name="Heading_20_2" text:outline-level="2"><text:bookmark-start text:name="the-nature-of-power"/>The Nature of Power<text:bookmark-end text:name="the-nature-of-power"/></text:h>
      <text:p text:style-name="First_20_paragraph">[Target X words]</text:p>
      <text:list text:style-name="L1">
        <text:list-item>
          <text:p text:style-name="P1">Foucault - normalising power</text:p>
        </text:list-item>
        <text:list-item>
          <text:p text:style-name="P1">Bentham’s Panopticon - structural power</text:p>
        </text:list-item>
        <text:list-item>
          <text:p text:style-name="P1">Types of power - resource control, centrality etc.</text:p>
        </text:list-item>
      </text:list>
      <text:h text:style-name="Heading_20_2" text:outline-level="2"><text:bookmark-start text:name="human-centricity"/>Human-centricity<text:bookmark-end text:name="human-centricity"/></text:h>
      <text:p text:style-name="First_20_paragraph">[Target X words]</text:p>
      <text:list text:style-name="L2">
        <text:list-item>
          <text:p text:style-name="P2">Ubicomp: Weiser &gt; Rogers, Abowd. etc.</text:p>
        </text:list-item>
        <text:list-item>
          <text:p text:style-name="P2">Human-Data Interaction &gt; Mortier</text:p>
        </text:list-item>
        <text:list-item>
          <text:p text:style-name="P2">MyData movement</text:p>
        </text:list-item>
      </text:list>
      <text:h text:style-name="Heading_20_2" text:outline-level="2"><text:bookmark-start text:name="paradigms-for-claiming-power"/>Paradigms for claiming Power<text:bookmark-end text:name="paradigms-for-claiming-power"/></text:h>
      <text:p text:style-name="First_20_paragraph">[Target X words]</text:p>
      <text:list text:style-name="L3">
        <text:list-item>
          <text:p text:style-name="P3">Freedom of Information Requests, GDPR &amp; other regulatory approaches</text:p>
        </text:list-item>
        <text:list-item>
          <text:p text:style-name="P3">Vendor Relationship Management, Pull Computing, Personal Data Lockers</text:p>
        </text:list-item>
        <text:list-item>
          <text:p text:style-name="P3">Dynamic Consent</text:p>
        </text:list-item>
        <text:list-item>
          <text:p text:style-name="P3">Shared Decision Making (maybe this should come in Chapter 6 instead)</text:p>
        </text:list-item>
      </text:list>
      <text:h text:style-name="Heading_20_2" text:outline-level="2"><text:bookmark-start text:name="other-relevant-areas"/>Other relevant areas<text:bookmark-end text:name="other-relevant-areas"/></text:h>
      <text:p text:style-name="First_20_paragraph">[Target X words]</text:p>
      <text:p text:style-name="Text_20_body">(not sure whether this should be a separate section or integrated to above sections)</text:p>
      <text:list text:style-name="L4">
        <text:list-item>
          <text:p text:style-name="P4">Interaction Design</text:p>
        </text:list-item>
        <text:list-item>
          <text:p text:style-name="P4">Meaning and Sensemaking</text:p>
        </text:list-item>
        <text:list-item>
          <text:p text:style-name="P4">Reflection, Orienteering, Time, Context &amp; Associativity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8:42:23Z</meta:creation-date>
    <dc:date>2020-11-10T18:42:23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